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Standaard" style:family="paragraph">
      <style:text-properties fo:font-weight="bold" style:font-weight-asian="bold" style:font-weight-complex="bold"/>
    </style:style>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T10" style:parent-style-name="Kop1Char" style:family="text">
      <style:text-properties style:font-name-asian="Calibri"/>
    </style:style>
    <style:style style:name="P11" style:parent-style-name="Geenafstand" style:family="paragraph">
      <style:paragraph-properties fo:margin-left="0.4916in">
        <style:tab-stops/>
      </style:paragraph-properties>
    </style:style>
    <style:style style:name="P12" style:parent-style-name="Geenafstand" style:family="paragraph">
      <style:paragraph-properties fo:margin-left="0.4916in">
        <style:tab-stops/>
      </style:paragraph-properties>
    </style:style>
    <style:style style:name="P13" style:parent-style-name="Geenafstand" style:family="paragraph">
      <style:paragraph-properties fo:margin-left="0.4916in">
        <style:tab-stops/>
      </style:paragraph-properties>
    </style:style>
    <style:style style:name="P14" style:parent-style-name="Geenafstand" style:family="paragraph">
      <style:paragraph-properties fo:margin-left="0.4916in">
        <style:tab-stops/>
      </style:paragraph-properties>
    </style:style>
  </office:automatic-styles>
  <office:body>
    <office:text text:use-soft-page-breaks="true">
      <text:p text:style-name="P1">Testrapport</text:p>
      <text:p text:style-name="Standaard"/>
      <text:h text:style-name="Kop1" text:outline-level="1">Lidar versus sonar</text:h>
      <text:p text:style-name="Standaard">Welke sturing rijdt beter, lidar of sonar.<text:s/>De auto heeft<text:s/>via lidar en sonar<text:s/>met diverse instellingen<text:s/>door de simulatie gereden. Op basis van deze testritten zou één en ander op te maken kunnen zijn over het gedrag van de auto voor de lidar en<text:s/>sonar sturing. Als uitgegaan wordt van het criterium, de auto blijft binnen de baan blijven<text:s/>dan zou de conclusie zijn: sonar is beter dan lidar. De sonar gestuurde auto blijft binnen de baan, bij de lidar sturing vliegt de auto af en toe uit de bocht<text:s/>en<text:s/>raakt pillonen.<text:s/>Een eerlijke<text:s/>vergelijking is echter niet<text:s/>te maken, omdat de baan anders is. Bij de sonar track staan de pillonen dichter op elkaar en hoeft de auto alleen maar flauwe bochten te maken.<text:s/></text:p>
      <text:p text:style-name="Standaard">Afgaande op de techniek zou het antwoord zijn dat lidar<text:s/>beter is voor het besturen van de auto. Besturing op basis van lidar heeft meer gegevens tot zijn beschikking dan sonar. Op basis van het gedrag in de simulaties kan deze conclusie niet getrokken worden. Een betere test om de technieken te vergelijken zou<text:s/>gemaakt kunnen worden door:</text:p>
      <text:list text:style-name="LFO1" text:continue-numbering="true">
        <text:list-item>
          <text:p text:style-name="P2">De sonar en de lidar over de zelfde track laten rijden.</text:p>
        </text:list-item>
        <text:list-item>
          <text:p text:style-name="P3">Gedrag testen bij verschillende snelheden.<text:s/></text:p>
        </text:list-item>
      </text:list>
      <text:p text:style-name="P4"/>
      <text:h text:style-name="Kop1" text:outline-level="1">Neuraal netwerk versus expliciet algoritme</text:h>
      <text:p text:style-name="Standaard">Op basis van de sonar is geen duidelijk onderscheid te maken tussen het expliciete algoritme en het neurale netwerk: in beide gevallen blijft de auto binnen de track. Voor de lidar is er wel een duidelijke conclusie te trekken, bij het expliciete algoritme mist de auto wel<text:s/>eens een bocht en kan deze wel eens uit de route raken, voor het neuraal netwerk mist de auto al vrij snel de bocht en wordt een deel van de route niet eens bereikt.<text:s/></text:p>
      <text:p text:style-name="Standaard">Het is te verklaren dat het expliciete algoritme per definitie een betere sturing oplevert dan het neuraal netwerk: De sturing op basis van het neurale netwerk is gebaseerd op data gegenereerd met het expliciete algoritme. Het neurale netwerk kan<text:s/>niet<text:s/>beter functioneren dan de data waarop deze getraind is, dus een perfecte nabootsing van het<text:s/>expliciete algoritme is het hoogst haalbare. De data die ingewonnen is met het expliciete algoritme heeft altijd tekortkomingen. Dus het neuraal netwerk zal<text:s/>minder goed het traject volgen als het expliciete algoritme.</text:p>
      <text:p text:style-name="Standaard">Er zijn wel manieren om het neuraal beter te laten scoren ten opzichte van het expliciete algoritme:</text:p>
      <text:list text:style-name="LFO1" text:continue-numbering="true">
        <text:list-item>
          <text:p text:style-name="P5">Optimalisatie van het neurale netwerk, aanpassen lagen, nodes in hidden layers, configuratie optimizers.<text:s/></text:p>
        </text:list-item>
        <text:list-item>
          <text:p text:style-name="P6">Neuraal netwerk trainen op trainingsdata ingewonnen op nieuwe tracks met handmatige besturing van de auto.<text:s/></text:p>
        </text:list-item>
        <text:list-item>
          <text:p text:style-name="P7">Reinforced learning toepassen op<text:s/>neuraal netwerk (zie project evaluatie)</text:p>
        </text:list-item>
      </text:list>
      <text:p text:style-name="Standaard"/>
      <text:p text:style-name="Standaard"/>
      <text:p text:style-name="Standaard"/>
      <text:soft-page-break/>
      <text:h text:style-name="Kop1" text:outline-level="1">Veiligheid aansturingsmethoden</text:h>
      <text:p text:style-name="Standaard">Om de veiligheid van de besturing vast te stellen moet in eerste instantie vastgesteld worden, wat<text:s/>als veilig beschouwd<text:s/>wordt. Een eenvoudig criterium is dat er geen pillonen aangeraakt worden.<text:s/></text:p>
      <text:p text:style-name="Standaard">Voor het expliciete algoritme geldt dat er een subtiel verschil is in aansturing voor de lidar en de sonar. Binnen het expliciete algoritme voor lidar worden de twee dichtstbijzijnde pillonen binnen het blikveld van de lidar gezocht en wordt de sturing van de auto gebaseerd op het houden van een koers tussen die twee dichtst bijzijnde pionnen. De sturing met de sonar is gebaseerd op een wegsturen van pillon die dichter in de buurt van de<text:s/>buitenste bundels van de<text:s/>auto zit<text:s/>dan een pillon in<text:s/>het blikveld van de<text:s/>middelste<text:s/>beam. De besturing op basis van de sonar is een stuk grover dan op basis van lidar, maar dat maakt de besturing van de sonar niet impliciet onveiliger.<text:s/></text:p>
      <text:p text:style-name="Standaard">Op basis van dit verschil kunnen eigenschappen gekoppeld worden voor de baan waarop de aansturing goed werkt:</text:p>
      <text:list text:style-name="LFO1" text:continue-numbering="true">
        <text:list-item>
          <text:p text:style-name="P8">Sonar: pillonen moeten elkaar dicht opeenvolgen. Als de pionnen te ver uit elkaar staan dan kunnen de buitenste bundels pionnen gaan “missen”, waardoor de auto<text:s/>rechtdoor gaat en zo op een pillon gaat botsen.<text:s/></text:p>
        </text:list-item>
        <text:list-item>
          <text:p text:style-name="P9">Lidar:<text:s/>de<text:s/>pillonen<text:s/>staan<text:s/>bij voorkeur wat verder uit elkaar. Als de pillonen te dicht op elkaar volgen dan zal de auto de neiging hebben om dicht langs de pillonen te rijden.<text:s/></text:p>
        </text:list-item>
      </text:list>
      <text:p text:style-name="Standaard">Er is niet systematisch gekeken<text:s/>wat<text:s/>beter scoort, lidar of sonar. Bovenstaande redenering suggereert dat de twee technieken voor verschillende situaties meer geschikt zijn en dat een aansturing met een combinatie van sonar en lidar veiliger is dan de technieken apart.<text:s/></text:p>
      <text:p text:style-name="Standaard"/>
      <text:h text:style-name="Kop1" text:outline-level="1">Scikit<text:s/>versus<text:s/>Tensorflow</text:h>
      <text:p text:style-name="Standaard">Er is een neuraal netwerk gebouwd met<text:s/>Scikit<text:s/>en<text:s/>Tensorflow. De modellen zijn gebouwd. Scikit<text:s/>learn en<text:s/>Tensorflow<text:s/>zijn frameworks die gebouwd zijn op bibliotheken die geschreven zijn in de programmeertaal C. Ik heb niet kunnen achterhalen welke verschillen er zijn. In de projectevaluatie staat een uitgebreidere vergelijking tussen<text:s/>Scikit<text:s/>en<text:s/>Tensorflow.</text:p>
      <text:p text:style-name="Standaard"/>
      <text:p text:style-name="Standaard"><text:span text:style-name="T10">Modulariteit code</text:span></text:p>
      <text:p text:style-name="Standaard">Het programma is opgezet<text:s/>zodat via één ingang zowel een keus gemaakt kan worden tussen lidar of sonar, en tussen<text:s/>Tensorflow<text:s/>of<text:s/>Scikit. De volgende opties bestaan:</text:p>
      <text:p text:style-name="P11">Scikit-sonar</text:p>
      <text:p text:style-name="P12">Scikit-lidar</text:p>
      <text:p text:style-name="P13">Tensorflow-sonar</text:p>
      <text:p text:style-name="P14">Tensorflow-lidar</text:p>
      <text:p text:style-name="Standaard">Voor elk van deze opties is een apart python bestand gemaakt. Qua efficiëntie kan dat beter. Het opstarten van de programma gebeurt via één script. Daarnaast staat de expliciete aansturing in een apart shell script. Het zou beter zijn om de keus voor de<text:s/>aansturing en de sensor in een apart document te stoppen.<text:s/>Qua modulariteit kan de code beter.<text:s/></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5T07:13:00Z</meta:creation-date>
    <dc:date>2022-10-07T07:39:00Z</dc:date>
    <meta:template xlink:href="Normal.dotm" xlink:type="simple"/>
    <meta:editing-cycles>15</meta:editing-cycles>
    <meta:editing-duration>PT20820S</meta:editing-duration>
    <meta:document-statistic meta:page-count="2" meta:paragraph-count="10" meta:word-count="807" meta:character-count="5240" meta:row-count="37" meta:non-whitespace-character-count="4443"/>
  </office:meta>
</office:document-meta>
</file>